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r una array multidimensional que recoja los nombres de 5 alumnos y las notas obtenidas en tres módulos. </text:p>
      <text:p text:style-name="Standard"/>
      <text:p text:style-name="Standard">Dicha información será introducida por el usuario y una vez finalizada la recogida de datos se mostrará el contenido del array en forma de tabla.</text:p>
      <text:p text:style-name="Standard"/>
      <text:p text:style-name="Standard">(Se deberá comprobar que las notas son valores entre el 0 y el 10) sino indicara mensaje de err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8T20:43:44.613477916</meta:creation-date>
    <dc:date>2023-11-14T11:32:47.077000000</dc:date>
    <meta:editing-duration>PT3M21S</meta:editing-duration>
    <meta:editing-cycles>7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3" meta:word-count="62" meta:character-count="351" meta:non-whitespace-character-count="291"/>
  </office:meta>
</office:document-meta>
</file>